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3pt" officeooo:paragraph-rsid="00124b6a" style:font-size-asian="13pt" style:font-name-complex="Arial1" style:font-size-complex="13pt"/>
    </style:style>
    <style:style style:name="P2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fo:font-size="13pt" officeooo:paragraph-rsid="00124b6a" style:font-size-asian="13pt" style:font-size-complex="13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pt" officeooo:paragraph-rsid="00124b6a" style:font-size-asian="13pt" style:font-name-complex="Arial1" style:font-size-complex="13pt"/>
    </style:style>
    <style:style style:name="P4" style:family="paragraph" style:parent-style-name="Standard" style:master-page-name="Standard">
      <style:paragraph-properties fo:margin-left="0.635cm" fo:margin-right="0cm" fo:margin-top="0cm" fo:margin-bottom="0cm" loext:contextual-spacing="false" style:line-height-at-least="0cm" fo:text-align="center" style:justify-single-word="false" fo:text-indent="0cm" style:auto-text-indent="false" style:page-number="auto"/>
      <style:text-properties fo:color="#000000" style:font-name="arial" fo:font-size="12pt" fo:font-weight="normal" officeooo:rsid="000ef46d" officeooo:paragraph-rsid="0010ba5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3pt" officeooo:paragraph-rsid="00124b6a" style:font-size-asian="13pt" style:font-name-complex="Arial1" style:font-size-complex="13pt"/>
    </style:style>
    <style:style style:name="P6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3pt" officeooo:paragraph-rsid="001884fb" style:font-size-asian="13pt" style:font-name-complex="Arial1" style:font-size-complex="13pt"/>
    </style:style>
    <style:style style:name="P7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13pt" fo:font-weight="normal" officeooo:rsid="0010ba54" officeooo:paragraph-rsid="00124b6a" style:font-size-asian="13pt" style:font-weight-asian="normal" style:font-name-complex="Arial1" style:font-size-complex="13pt" style:font-weight-complex="normal"/>
    </style:style>
    <style:style style:name="P8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13pt" fo:font-weight="normal" officeooo:rsid="0010ba54" officeooo:paragraph-rsid="001884fb" style:font-size-asian="13pt" style:font-weight-asian="normal" style:font-name-complex="Arial1" style:font-size-complex="13pt" style:font-weight-complex="normal"/>
    </style:style>
    <style:style style:name="P9" style:family="paragraph" style:parent-style-name="Standard">
      <style:paragraph-properties fo:margin-left="0.635cm" fo:margin-right="0cm" fo:margin-top="0cm" fo:margin-bottom="0cm" loext:contextual-spacing="false" style:line-height-at-least="0cm" fo:text-align="center" style:justify-single-word="false" fo:text-indent="0cm" style:auto-text-indent="false"/>
      <style:text-properties fo:color="#000000" style:font-name="arial" fo:font-size="12pt" fo:font-weight="normal" officeooo:rsid="000ef46d" officeooo:paragraph-rsid="0010ba5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635cm" fo:margin-right="0cm" fo:margin-top="0cm" fo:margin-bottom="0cm" loext:contextual-spacing="false" style:line-height-at-least="0cm" fo:text-align="center" style:justify-single-word="false" fo:text-indent="0cm" style:auto-text-indent="false"/>
      <style:text-properties fo:color="#000000" style:font-name="arial" fo:font-size="12pt" fo:font-weight="normal" officeooo:rsid="000ef46d" officeooo:paragraph-rsid="001884f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fo:font-size="13pt" officeooo:paragraph-rsid="001884fb" style:font-size-asian="13pt" style:font-size-complex="13pt"/>
    </style:style>
    <style:style style:name="P12" style:family="paragraph" style:parent-style-name="Standard" style:master-page-name="Standard">
      <style:paragraph-properties fo:margin-left="0.635cm" fo:margin-right="0cm" fo:margin-top="0cm" fo:margin-bottom="0cm" loext:contextual-spacing="false" style:line-height-at-least="0cm" fo:text-align="center" style:justify-single-word="false" fo:text-indent="0cm" style:auto-text-indent="false" style:page-number="auto"/>
      <style:text-properties fo:color="#000000" style:font-name="arial" fo:font-size="12pt" fo:font-weight="normal" officeooo:rsid="000ef46d" officeooo:paragraph-rsid="001884f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pt" officeooo:paragraph-rsid="001884fb" style:font-size-asian="13pt" style:font-name-complex="Arial1" style:font-size-complex="13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officeooo:rsid="0010ba54" style:font-size-asian="20pt" style:font-size-complex="20pt"/>
    </style:style>
    <style:style style:name="T2" style:family="text">
      <style:text-properties fo:font-size="20pt" officeooo:rsid="0017194e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fo:font-weight="bold" style:font-weight-asian="bold" style:font-name-complex="Arial1"/>
    </style:style>
    <style:style style:name="T6" style:family="text">
      <style:text-properties officeooo:rsid="0017194e"/>
    </style:style>
    <style:style style:name="gr1" style:family="graphic">
      <style:graphic-properties svg:stroke-color="#000000" draw:fill="none" draw:textarea-vertical-align="middle" draw:auto-grow-height="false" fo:min-height="1.967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0.822cm" fo:min-width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1.965cm" fo:min-width="0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O Noivo Vem<text:tab/><text:tab/></text:span>Gislaine e Mylena<text:tab/><text:tab/><text:span text:style-name="T1">[ </text:span><text:span text:style-name="T2">50 </text:span><text:span text:style-name="T1">]</text:span></text:p>
      <text:p text:style-name="P9"><text:span text:style-name="T1"/></text:p>
      <text:p text:style-name="P1">Você está vendo sinais acontecendo</text:p>
      <text:p text:style-name="P1">E a cada vez isso está crescendo</text:p>
      <text:p text:style-name="P1">Fomes, terremotos, guerras, maremotos</text:p>
      <text:p text:style-name="P1">São os sinais do arrebatamento</text:p>
      <text:p text:style-name="P1"/>
      <text:p text:style-name="P1">Estão dizendo que Jesus não vem buscar a igreja</text:p>
      <text:p text:style-name="P1">Mas isso já foi dito a muito tempo atrás</text:p>
      <text:p text:style-name="P1">O conformismo está aumentando</text:p>
      <text:p text:style-name="P1">Quem era servo está desanimando</text:p>
      <text:p text:style-name="P3"/>
      <text:p text:style-name="P1">Não é tempo de retroceder</text:p>
      <text:p text:style-name="P1">Jesus está vindo aí, é tempo de se converter</text:p>
      <text:p text:style-name="P1">Pregue o evangelho, fale da cruz</text:p>
      <text:p text:style-name="P1">O Noivo está chegando, fale de Jesus</text:p>
      <text:p text:style-name="P3"/>
      <text:p text:style-name="P2"><text:span text:style-name="T5">*** </text:span><text:span text:style-name="T4">Está na bíblia, abra a bíblia</text:span></text:p>
      <text:p text:style-name="P1">Estude a bíblia, pregue a verdade</text:p>
      <text:p text:style-name="P1">Não se contamine, viva em santidade</text:p>
      <text:p text:style-name="P1">Doa a quem doer não se cale</text:p>
      <text:p text:style-name="P1">Jesus pode voltar, prepare-se</text:p>
      <text:p text:style-name="P1">O céu é uma grande realidade</text:p>
      <text:p text:style-name="P1">Prepare-se, amanhã pode ser tarde</text:p>
      <text:p text:style-name="P1">Quando o céu se abrir eu quero subir</text:p>
      <text:p text:style-name="P1">Eu quero subir</text:p>
      <text:p text:style-name="P3"><draw:custom-shape text:anchor-type="paragraph" draw:z-index="0" draw:style-name="gr1" draw:text-style-name="P14" svg:width="0.239cm" svg:height="1.966cm" svg:x="12.42cm" svg:y="0.3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4" draw:style-name="gr5" draw:text-style-name="P14" svg:width="0.239cm" svg:height="1.966cm" svg:x="2.284cm" svg:y="0.226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4" draw:text-style-name="P17" svg:width="0.611cm" svg:height="2.446cm" svg:x="12.762cm" svg:y="0.088cm"><draw:text-box><text:p text:style-name="P16">3x</text:p><text:p text:style-name="P16">F</text:p><text:p text:style-name="P16">I</text:p><text:p text:style-name="P16">N</text:p><text:p text:style-name="P16">A</text:p><text:p text:style-name="P16">L</text:p></draw:text-box></draw:frame></text:p>
      <text:p text:style-name="P1"><draw:frame text:anchor-type="paragraph" draw:z-index="5" draw:style-name="gr3" draw:text-style-name="P15" svg:width="1.059cm" svg:height="0.424cm" svg:x="1.676cm" svg:y="0.459cm"><draw:text-box><text:p>2x</text:p></draw:text-box></draw:frame>Eu vou me santificar</text:p>
      <text:p text:style-name="P1">Minhas vestes alvas têm que estar</text:p>
      <text:p text:style-name="P1">Posso sofrer, mas não vou perder a minha coroa</text:p>
      <text:p text:style-name="P3"/>
      <text:p text:style-name="P1">À meia noite ouviu-se um clamor</text:p>
      <text:p text:style-name="P1">O Noivo veio ao encontro da noiva</text:p>
      <text:p text:style-name="P1">Ele é mais brilhante que o sol</text:p>
      <text:p text:style-name="P1">E Suas vestes são de linho puro</text:p>
      <text:p text:style-name="P1"><draw:custom-shape text:anchor-type="paragraph" draw:z-index="1" draw:style-name="gr2" draw:text-style-name="P14" svg:width="0.16cm" svg:height="0.821cm" svg:x="12.155cm" svg:y="0.37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O tempo passou e a promessa continua</text:p>
      <text:p text:style-name="P7"><draw:frame text:anchor-type="paragraph" draw:z-index="2" draw:style-name="gr3" draw:text-style-name="P15" svg:width="1.059cm" svg:height="0.424cm" svg:x="12.497cm" svg:y="0.118cm"><draw:text-box><text:p>3x</text:p></draw:text-box></draw:frame>Ele vem, o Noivo vem, <text:span text:style-name="T6">o Noivo vem, Ele vem</text:span></text:p>
      <text:p text:style-name="P12"><text:span text:style-name="T3">O Noivo Vem<text:tab/><text:tab/></text:span>Gislaine e Mylena<text:tab/><text:tab/><text:span text:style-name="T1">[ </text:span><text:span text:style-name="T2">50 </text:span><text:span text:style-name="T1">]</text:span></text:p>
      <text:p text:style-name="P10"><text:span text:style-name="T1"/></text:p>
      <text:p text:style-name="P6">Você está vendo sinais acontecendo</text:p>
      <text:p text:style-name="P6">E a cada vez isso está crescendo</text:p>
      <text:p text:style-name="P6">Fomes, terremotos, guerras, maremotos</text:p>
      <text:p text:style-name="P6">São os sinais do arrebatamento</text:p>
      <text:p text:style-name="P6"/>
      <text:p text:style-name="P6">Estão dizendo que Jesus não vem buscar a igreja</text:p>
      <text:p text:style-name="P6">Mas isso já foi dito a muito tempo atrás</text:p>
      <text:p text:style-name="P6">O conformismo está aumentando</text:p>
      <text:p text:style-name="P6">Quem era servo está desanimando</text:p>
      <text:p text:style-name="P13"/>
      <text:p text:style-name="P6">Não é tempo de retroceder</text:p>
      <text:p text:style-name="P6">Jesus está vindo aí, é tempo de se converter</text:p>
      <text:p text:style-name="P6">Pregue o evangelho, fale da cruz</text:p>
      <text:p text:style-name="P6">O Noivo está chegando, fale de Jesus</text:p>
      <text:p text:style-name="P13"/>
      <text:p text:style-name="P11"><text:span text:style-name="T5">*** </text:span><text:span text:style-name="T4">Está na bíblia, abra a bíblia</text:span></text:p>
      <text:p text:style-name="P6">Estude a bíblia, pregue a verdade</text:p>
      <text:p text:style-name="P6">Não se contamine, viva em santidade</text:p>
      <text:p text:style-name="P6">Doa a quem doer não se cale</text:p>
      <text:p text:style-name="P6">Jesus pode voltar, prepare-se</text:p>
      <text:p text:style-name="P6">O céu é uma grande realidade</text:p>
      <text:p text:style-name="P6">Prepare-se, amanhã pode ser tarde</text:p>
      <text:p text:style-name="P6">Quando o céu se abrir eu quero subir</text:p>
      <text:p text:style-name="P6">Eu quero subir</text:p>
      <text:p text:style-name="P13"><draw:custom-shape text:anchor-type="paragraph" draw:z-index="6" draw:style-name="gr1" draw:text-style-name="P14" svg:width="0.239cm" svg:height="1.966cm" svg:x="12.42cm" svg:y="0.3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9" draw:style-name="gr4" draw:text-style-name="P17" svg:width="0.611cm" svg:height="2.446cm" svg:x="12.762cm" svg:y="0.088cm"><draw:text-box><text:p text:style-name="P16">3x</text:p><text:p text:style-name="P16">F</text:p><text:p text:style-name="P16">I</text:p><text:p text:style-name="P16">N</text:p><text:p text:style-name="P16">A</text:p><text:p text:style-name="P16">L</text:p></draw:text-box></draw:frame><draw:custom-shape text:anchor-type="paragraph" draw:z-index="10" draw:style-name="gr5" draw:text-style-name="P14" svg:width="0.239cm" svg:height="1.966cm" svg:x="2.284cm" svg:y="0.226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<draw:frame text:anchor-type="paragraph" draw:z-index="11" draw:style-name="gr3" draw:text-style-name="P15" svg:width="1.059cm" svg:height="0.424cm" svg:x="1.676cm" svg:y="0.459cm"><draw:text-box><text:p>2x</text:p></draw:text-box></draw:frame>Eu vou me santificar</text:p>
      <text:p text:style-name="P6">Minhas vestes alvas têm que estar</text:p>
      <text:p text:style-name="P6">Posso sofrer, mas não vou perder a minha coroa</text:p>
      <text:p text:style-name="P13"/>
      <text:p text:style-name="P6">À meia noite ouviu-se um clamor</text:p>
      <text:p text:style-name="P6">O Noivo veio ao encontro da noiva</text:p>
      <text:p text:style-name="P6">Ele é mais brilhante que o sol</text:p>
      <text:p text:style-name="P6">E Suas vestes são de linho puro</text:p>
      <text:p text:style-name="P6"><draw:custom-shape text:anchor-type="paragraph" draw:z-index="7" draw:style-name="gr2" draw:text-style-name="P14" svg:width="0.16cm" svg:height="0.821cm" svg:x="12.155cm" svg:y="0.37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O tempo passou e a promessa continua</text:p>
      <text:p text:style-name="P8"><draw:frame text:anchor-type="paragraph" draw:z-index="8" draw:style-name="gr3" draw:text-style-name="P15" svg:width="1.059cm" svg:height="0.424cm" svg:x="12.497cm" svg:y="0.118cm"><draw:text-box><text:p>3x</text:p></draw:text-box></draw:frame>Ele vem, o Noivo vem, <text:span text:style-name="T6">o Noivo vem, Ele v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6:00:53.752152494</dc:date>
    <meta:editing-cycles>15</meta:editing-cycles>
    <meta:editing-duration>PT21M51S</meta:editing-duration>
    <meta:generator>LibreOffice/5.2.7.2$Linux_X86_64 LibreOffice_project/20m0$Build-2</meta:generator>
    <meta:print-date>2017-07-01T16:33:33.519844289</meta:print-date>
    <meta:document-statistic meta:table-count="0" meta:image-count="0" meta:object-count="0" meta:page-count="1" meta:paragraph-count="62" meta:word-count="398" meta:character-count="2050" meta:non-whitespace-character-count="1710"/>
  </office:meta>
</office:document-meta>
</file>